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9999" draw:textarea-horizontal-align="justify" draw:textarea-vertical-align="middle" draw:auto-grow-height="false" fo:min-height="25cm" fo:min-width="18.5cm"/>
    </style:style>
    <style:style style:name="gr2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3" style:family="graphic" style:parent-style-name="objectwithoutfill">
      <style:graphic-properties draw:stroke="dash" draw:stroke-dash="Ultrafine_20_Dotted_20__28_var_29_" svg:stroke-width="0.4cm" svg:stroke-color="#ff8000" draw:marker-start="Linienspitzen_20_1" draw:marker-start-width="0.8cm" draw:marker-end="Linienspitzen_20_1" draw:marker-end-width="0.8cm" svg:stroke-linecap="butt" draw:fill="none" draw:textarea-vertical-align="middle" fo:padding-top="0.325cm" fo:padding-bottom="0.325cm" fo:padding-left="0.45cm" fo:padding-right="0.45cm"/>
    </style:style>
    <style:style style:name="gr4" style:family="graphic" style:parent-style-name="standard">
      <style:graphic-properties draw:stroke="none" draw:stroke-dash="Dash_20_Dot_20_1" svg:stroke-width="0cm" svg:stroke-color="#ffffff" draw:stroke-linejoin="none" svg:stroke-linecap="butt" draw:fill="solid" draw:fill-color="#ffffff" draw:textarea-horizontal-align="center" draw:textarea-vertical-align="middle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25.25cm" svg:x="1cm" svg:y="1.25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2" draw:text-style-name="P2" draw:layer="layout" svg:width="5.299cm" svg:height="6.175cm" svg:x="14.652cm" svg:y="14.824cm" svg:viewBox="0 0 5300 6176" svg:d="M5281 3240c-99-767-453-1367-1185-2007-344-301-820-617-890-663-135-98-291-151-452-151-82 0-164 14-242 40-81-56-140-93-161-108-136-98-291-150-453-150-120 0-241 30-350 85-102-70-177-119-201-135-135-99-292-151-453-151-312 0-601 198-706 480-94 256-16 532 206 722 10 8 21 17 33 26 77 58 766 573 1088 855 251 220 838 894 539 1367-21 33-76 120-277 120-115 0-232-29-304-59-19-9-39-18-59-27-99-45-198-90-296-135-37-17-73-33-110-50-102-48-207-72-313-72-309 0-577 204-666 507-92 314 40 639 336 831 175 111 348 200 500 278 262 134 467 240 574 397 139 204 439 522 666 752 115 116 274 184 438 184 524 0 1048 0 1572 0 337 0 613-276 615-614 1-151 2-303 2-455 446-604 631-1232 549-1867zM4415 5561c-1 165-135 300-300 300-524 0-1048 0-1572 0-81 0-157-33-214-89-161-163-496-510-630-707-231-342-694-463-1163-765-404-259-198-758 159-758 58 0 119 13 183 42 469 216 324 149 469 216 106 43 265 85 430 85 203 0 414-63 543-268 412-653-246-1461-598-1770-331-290-1023-808-1107-871-5-3-11-8-17-12-309-265-37-650 296-649 91 0 185 27 274 94 69 47 85 55 209 141 51 35 110 53 170 53 49 0 98-12 142-35 63-33 134-53 209-53 91 0 185 28 274 95 56 38 66 43 168 113 50 34 111 53 171 53 30 0 62-4 92-16 48-17 99-26 151-26 90 0 184 27 273 94 287 214 510 333 862 641 683 598 992 1128 1080 1811 64 497-55 1053-492 1642-38 51-59 114-59 178-1 154-2 308-3 461z">
              <text:p/>
            </draw:path>
          </draw:g>
          <draw:path draw:style-name="gr3" draw:text-style-name="P3" draw:layer="layout" svg:width="2.585cm" svg:height="2.721cm" draw:transform="skewX (0.167551608191456) rotate (-2.27381494949821) translate (15.8520994472035cm 16.9217036026077cm)" svg:viewBox="0 0 2586 2722" svg:d="M0 2481c3280 1203 2506-2481 2506-2481">
            <text:p/>
          </draw:path>
          <draw:g>
            <draw:path draw:style-name="gr4" draw:text-style-name="P2" draw:layer="layout" svg:width="5.299cm" svg:height="6.175cm" svg:x="0.998cm" svg:y="14.75cm" svg:viewBox="0 0 5300 6176" svg:d="M19 3240c99-767 453-1367 1185-2007 344-301 821-617 890-663 135-98 291-151 452-151 82 0 164 14 242 40 81-56 140-93 162-108 135-98 290-150 452-150 120 0 241 30 350 85 102-70 177-119 201-135 135-99 292-151 453-151 312 0 601 198 706 480 94 256 16 532-206 722-10 8-21 17-33 26-77 58-766 573-1088 855-251 220-838 894-539 1367 21 33 76 120 277 120 115 0 232-29 304-59 19-9 39-18 59-27 99-45 198-90 296-135 37-17 73-33 110-50 102-48 207-72 313-72 309 0 577 204 666 507 92 314-40 639-336 831-175 111-348 200-500 278-262 134-467 240-574 397-139 204-439 522-666 752-115 116-274 184-438 184-524 0-1048 0-1572 0-337 0-613-276-615-614-1-151-2-303-2-455-446-604-631-1232-549-1867zM885 5561c1 165 135 300 300 300 524 0 1048 0 1572 0 81 0 157-33 214-89 161-163 496-510 630-707 231-342 694-463 1163-765 404-259 198-758-159-758-58 0-119 13-183 42-469 216-324 149-469 216-106 43-265 85-430 85-203 0-414-63-543-268-412-653 246-1461 598-1770 331-290 1023-808 1107-871 5-3 11-8 17-12 309-265 37-650-296-649-91 0-185 27-274 94-69 47-85 55-209 141-51 35-110 53-170 53-49 0-98-12-142-35-63-33-134-53-209-53-91 0-185 28-274 95-56 38-66 43-168 113-50 34-110 53-171 53-30 0-62-4-92-16-47-17-99-26-151-26-90 0-184 27-273 94-287 214-510 333-862 641-683 598-992 1128-1080 1811-64 497 55 1053 492 1642 38 51 59 114 59 178 1 154 2 308 3 461z">
              <text:p/>
            </draw:path>
          </draw:g>
          <draw:path draw:style-name="gr3" draw:text-style-name="P3" draw:layer="layout" svg:width="2.589cm" svg:height="2.722cm" draw:transform="skewX (-0.165980811864661) rotate (2.27451308119901) translate (6.77097944933871cm 18.8212881929607cm)" svg:viewBox="0 0 2590 2723" svg:d="M2590 2482c-3279 1202-2512-2482-2512-2482">
            <text:p/>
          </draw:path>
        </draw:g>
        <draw:g>
          <draw:path draw:style-name="gr2" draw:text-style-name="P2" draw:layer="layout" svg:width="9.046cm" svg:height="8.874cm" svg:x="4.75cm" svg:y="3.175cm" svg:viewBox="0 0 9047 8875" svg:d="M9012 5772c-14-99-32-201-49-300-57-335-110-649-110-981v-897c0-240 95-1991 191-3389 10-106-71-197-177-205-109-7-197 71-208 177-95 1405-194 3170-194 3417v897c0 363 60 713 116 1045 18 98 32 197 50 296 46 311 24 664 7 1006-7 113-14 226-18 332-14 402-222 759-547 932-184 95-590 187-1511 85-113-14-222-32-335-46-364-50-742-103-1144-43l-117 15c-225 31-458 60-727 194-194 92-406 148-621 166-162 17-325 17-487 3-148-14-290-67-445-130-99-39-198-78-304-110-286-81-536-63-776-49-141 10-283 14-424 3-349-24-748-204-783-445-29-162-11-278 45-349 127-152 488-155 809-162 247-4 505-11 706-75 236-77 490-155 734-225 201-57 378-149 551-237 42-25 88-46 134-71 123-60 226-137 325-211 63-50 127-96 197-138 230-141 466-268 710-385 78-35 159-70 243-106 357-152 756-321 978-670 184-290 159-689 134-1042-3-99-10-190-10-272v-3318c0-95-71-183-166-198-117-17-219 75-219 191v3325c0 89 7 187 14 297 18 279 39 628-77 812-156 247-484 385-802 519-88 39-176 77-257 113-255 120-505 254-745 402-85 50-156 106-230 159-88 67-173 134-265 176-45 25-95 50-141 71-162 85-314 162-480 208-247 71-505 152-745 230-148 49-377 53-596 56-420 7-858 14-1095 300-134 163-180 385-134 664 89 544 780 738 1137 766 155 7 314 7 473-3 219-15 427-29 646 38 92 25 180 60 272 96 173 67 349 137 551 155 77 7 162 14 250 14 99 0 201-7 307-14 261-21 519-92 759-205 209-102 392-127 607-159l117-14c349-49 685-3 1038 46 116 14 229 32 346 46 826 92 1394 49 1733-127 445-237 738-720 752-1260 7-106 10-216 18-325 21-367 45-741-11-1091z">
            <text:p/>
          </draw:path>
          <draw:path draw:style-name="gr3" draw:text-style-name="P3" draw:layer="layout" svg:width="6.273cm" svg:height="1.349cm" draw:transform="skewX (0.166678943565458) rotate (-2.27433854827381) translate (9.5586002685491cm 4.46595575799104cm)" svg:viewBox="0 0 6274 1350" svg:d="M0 472c2629 1450 4271 973 6274-472">
            <text:p/>
          </draw:path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1013 1130" svg:d="M1009 1050l-449-1008-22-30-29-12-34 12-21 26-449 1012-5 13v8l5 21 12 21 17 13 21 4h903l21-4 21-13 9-21 4-21v-8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_28_Rounded_29_" draw:display-name="Double Dash (Rounded)" draw:style="round" draw:dots1="1" draw:dots1-length="701%" draw:distance="399%"/>
    <draw:stroke-dash draw:name="Line_20_Style_20_9" draw:display-name="Line Style 9" draw:style="rect" draw:dots1="1" draw:dots1-length="197%" draw:distance="120%"/>
    <draw:stroke-dash draw:name="Long_20_Dot_20__28_Rounded_29_" draw:display-name="Long Dot (Rounded)" draw:style="round" draw:dots1="1" draw:dots1-length="1%" draw:distance="399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15T13:38:02.406000000</meta:creation-date>
    <dc:date>2022-08-15T15:52:03.383000000</dc:date>
    <meta:editing-duration>PT1H12M4S</meta:editing-duration>
    <meta:editing-cycles>4</meta:editing-cycles>
    <meta:generator>LibreOffice/7.3.5.2$Windows_X86_64 LibreOffice_project/184fe81b8c8c30d8b5082578aee2fed2ea847c01</meta:generator>
    <meta:document-statistic meta:object-count="11"/>
  </office:meta>
</office:document-meta>
</file>